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sk" fo:country="SK" fo:font-weight="bold" officeooo:rsid="0029d1ea" officeooo:paragraph-rsid="0029d1ea" style:font-weight-asian="bold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sk" fo:country="SK" fo:font-weight="bold" officeooo:rsid="00276f4b" officeooo:paragraph-rsid="00276f4b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sk" fo:country="SK" fo:font-weight="bold" officeooo:rsid="0033a13b" officeooo:paragraph-rsid="0033a13b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sk" fo:country="SK" fo:font-weight="normal" officeooo:rsid="00276f4b" officeooo:paragraph-rsid="00276f4b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sk" fo:country="SK" fo:font-weight="normal" officeooo:rsid="0033a13b" officeooo:paragraph-rsid="00334d0a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sk" fo:country="SK" officeooo:rsid="001f3001" officeooo:paragraph-rsid="001f3001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sk" fo:country="SK" officeooo:rsid="002ef9a8" officeooo:paragraph-rsid="002a31f7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en" fo:country="US" fo:font-weight="bold" officeooo:rsid="00334d0a" officeooo:paragraph-rsid="00334d0a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n" fo:country="US" fo:font-weight="normal" officeooo:rsid="002a31f7" officeooo:paragraph-rsid="002a31f7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n" fo:country="US" fo:font-weight="normal" officeooo:rsid="00334d0a" officeooo:paragraph-rsid="003ee4ad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language="en" fo:country="US" officeooo:rsid="002a31f7" officeooo:paragraph-rsid="005b5c21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n" fo:country="US" officeooo:rsid="002a31f7" officeooo:paragraph-rsid="005b5c21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4pt" fo:language="sk" fo:country="SK" fo:font-weight="bold" officeooo:rsid="00276f4b" officeooo:paragraph-rsid="00276f4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36c8b1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n" fo:country="US" officeooo:rsid="002a31f7" officeooo:paragraph-rsid="0060dc42"/>
    </style:style>
    <style:style style:name="T1" style:family="text">
      <style:text-properties officeooo:rsid="00282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sk" fo:country="SK"/>
    </style:style>
    <style:style style:name="T4" style:family="text">
      <style:text-properties fo:language="sk" fo:country="SK" fo:font-weight="normal" style:font-weight-asian="normal" style:font-weight-complex="normal"/>
    </style:style>
    <style:style style:name="T5" style:family="text">
      <style:text-properties fo:language="sk" fo:country="SK" fo:font-weight="normal" officeooo:rsid="002a9745" style:font-weight-asian="normal" style:font-weight-complex="normal"/>
    </style:style>
    <style:style style:name="T6" style:family="text">
      <style:text-properties fo:language="sk" fo:country="SK" fo:font-weight="normal" officeooo:rsid="0039a65d" style:font-weight-asian="normal" style:font-weight-complex="normal"/>
    </style:style>
    <style:style style:name="T7" style:family="text">
      <style:text-properties fo:language="sk" fo:country="SK" fo:font-weight="normal" officeooo:rsid="003c2101" style:font-weight-asian="normal" style:font-weight-complex="normal"/>
    </style:style>
    <style:style style:name="T8" style:family="text">
      <style:text-properties fo:language="sk" fo:country="SK" fo:font-weight="normal" officeooo:rsid="003db49d" style:font-weight-asian="normal" style:font-weight-complex="normal"/>
    </style:style>
    <style:style style:name="T9" style:family="text">
      <style:text-properties fo:language="sk" fo:country="SK" fo:font-weight="normal" officeooo:rsid="0044f671" style:font-weight-asian="normal" style:font-weight-complex="normal"/>
    </style:style>
    <style:style style:name="T10" style:family="text">
      <style:text-properties fo:language="sk" fo:country="SK" fo:font-weight="normal" officeooo:rsid="005ba81c" style:font-weight-asian="normal" style:font-weight-complex="normal"/>
    </style:style>
    <style:style style:name="T11" style:family="text">
      <style:text-properties fo:language="sk" fo:country="SK" officeooo:rsid="002a9745"/>
    </style:style>
    <style:style style:name="T12" style:family="text">
      <style:text-properties fo:language="sk" fo:country="SK" officeooo:rsid="002ef9a8"/>
    </style:style>
    <style:style style:name="T13" style:family="text">
      <style:text-properties fo:language="sk" fo:country="SK" officeooo:rsid="002c4815"/>
    </style:style>
    <style:style style:name="T14" style:family="text">
      <style:text-properties fo:language="sk" fo:country="SK" officeooo:rsid="002ddca3"/>
    </style:style>
    <style:style style:name="T15" style:family="text">
      <style:text-properties fo:language="sk" fo:country="SK" officeooo:rsid="0033a13b"/>
    </style:style>
    <style:style style:name="T16" style:family="text">
      <style:text-properties fo:language="sk" fo:country="SK" officeooo:rsid="0035822b"/>
    </style:style>
    <style:style style:name="T17" style:family="text">
      <style:text-properties fo:language="sk" fo:country="SK" officeooo:rsid="0036c8b1"/>
    </style:style>
    <style:style style:name="T18" style:family="text">
      <style:text-properties fo:language="sk" fo:country="SK" officeooo:rsid="0039a65d"/>
    </style:style>
    <style:style style:name="T19" style:family="text">
      <style:text-properties fo:language="sk" fo:country="SK" officeooo:rsid="003aaea6"/>
    </style:style>
    <style:style style:name="T20" style:family="text">
      <style:text-properties fo:language="sk" fo:country="SK" officeooo:rsid="003ee4ad"/>
    </style:style>
    <style:style style:name="T21" style:family="text">
      <style:text-properties fo:language="sk" fo:country="SK" officeooo:rsid="0041998d"/>
    </style:style>
    <style:style style:name="T22" style:family="text">
      <style:text-properties fo:language="sk" fo:country="SK" officeooo:rsid="004af277"/>
    </style:style>
    <style:style style:name="T23" style:family="text">
      <style:text-properties fo:language="sk" fo:country="SK" officeooo:rsid="004dd7eb"/>
    </style:style>
    <style:style style:name="T24" style:family="text">
      <style:text-properties fo:language="sk" fo:country="SK" officeooo:rsid="004f8c0e"/>
    </style:style>
    <style:style style:name="T25" style:family="text">
      <style:text-properties fo:language="sk" fo:country="SK" officeooo:rsid="005844be"/>
    </style:style>
    <style:style style:name="T26" style:family="text">
      <style:text-properties fo:language="sk" fo:country="SK" officeooo:rsid="005ba81c"/>
    </style:style>
    <style:style style:name="T27" style:family="text">
      <style:text-properties fo:language="sk" fo:country="SK" officeooo:rsid="0063c66a"/>
    </style:style>
    <style:style style:name="T28" style:family="text">
      <style:text-properties fo:language="sk" fo:country="SK" officeooo:rsid="00650c09"/>
    </style:style>
    <style:style style:name="T29" style:family="text">
      <style:text-properties officeooo:rsid="002c4815"/>
    </style:style>
    <style:style style:name="T30" style:family="text">
      <style:text-properties officeooo:rsid="0032f5e7"/>
    </style:style>
    <style:style style:name="T31" style:family="text">
      <style:text-properties officeooo:rsid="0035822b"/>
    </style:style>
    <style:style style:name="T32" style:family="text">
      <style:text-properties style:font-name="Liberation Mono" fo:font-size="11pt" fo:language="sk" fo:country="SK" fo:font-style="normal" fo:font-weight="normal" officeooo:rsid="0036c8b1" style:font-size-asian="11pt" style:font-style-asian="normal" style:font-weight-asian="normal"/>
    </style:style>
    <style:style style:name="T33" style:family="text">
      <style:text-properties officeooo:rsid="003d2381"/>
    </style:style>
    <style:style style:name="T34" style:family="text">
      <style:text-properties officeooo:rsid="0041998d"/>
    </style:style>
    <style:style style:name="T35" style:family="text">
      <style:text-properties fo:language="en" fo:country="US" officeooo:rsid="0036c8b1"/>
    </style:style>
    <style:style style:name="T36" style:family="text">
      <style:text-properties fo:language="en" fo:country="US" officeooo:rsid="005844be"/>
    </style:style>
    <style:style style:name="T37" style:family="text">
      <style:text-properties officeooo:rsid="005844be"/>
    </style:style>
    <style:style style:name="T38" style:family="text">
      <style:text-properties officeooo:rsid="005ba81c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ponzori</text:p>
      <text:p text:style-name="P2">Algoritmus na nájdenie sponzora maximálnemu možnému počtu zvierat</text:p>
      <text:p text:style-name="P4"><text:tab/>V algoritme vytváram všetky možné kombinácie sponzorovaný<text:span text:style-name="T31">ch</text:span> zvierat. Počas toho <text:span text:style-name="T1">si </text:span><text:span text:style-name="T33">pamätám</text:span><text:span text:style-name="T1"> kombináciu, </text:span><text:span text:style-name="T33">kde má najviac zvierat sponzora</text:span><text:span text:style-name="T1"> z doteraz vytvorených kombinácii. Ak </text:span><text:span text:style-name="T33">aktuálna</text:span><text:span text:style-name="T1"> kombinácia našla sponzora všetkým zvieratám, alebo má každý zo sponzorov iné zviera (inak poveda</text:span><text:span text:style-name="T38">né</text:span><text:span text:style-name="T1"> „je to určite najlepšia možná kombinácia“), preruším cyklus a </text:span><text:span text:style-name="T33">pokračujem</text:span><text:span text:style-name="T1"> v programe ďalej. Ak takáto situácia nenastane, po vyčerpaní všetkých kombinácií budem považovať za výslednú kombináciu </text:span><text:span text:style-name="T30">tú, </text:span><text:span text:style-name="T1">v ktorej má čo najviac zvierat sponzora.</text:span></text:p>
      <text:p text:style-name="P4"/>
      <text:p text:style-name="P1">Asymptomická zložitosť algoritmu</text:p>
      <text:p text:style-name="P1"><draw:frame draw:style-name="fr1" draw:name="Object4" text:anchor-type="as-char" svg:y="-0.1484in" svg:width="1.4173in" svg:height="0.1882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3" text:anchor-type="as-char" svg:y="-0.152in" svg:width="5.1811in" svg:height="0.212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/>
      <text:p text:style-name="P12"><text:span text:style-name="T2"><text:tab/>Na za</text:span><text:span text:style-name="T4">čiatku algoritmu vždy vytvorím pole s index</text:span><text:span text:style-name="T8">a</text:span><text:span text:style-name="T4">mi, z ktorých každý reprezentuje index zvieraťa v poli i-teho sponzora. Tento krok sa vždy vykoná v čase </text:span><text:span text:style-name="T4"><draw:frame draw:style-name="fr2" draw:name="Object19" text:anchor-type="as-char" svg:y="-0.152in" svg:width="0.4272in" svg:height="0.1992in" draw:z-index="3"><draw:object xlink:href="./Object 19" xlink:type="simple" xlink:show="embed" xlink:actuate="onLoad"/><draw:image xlink:href="./ObjectReplacements/Object 19" xlink:type="simple" xlink:show="embed" xlink:actuate="onLoad"/></draw:frame></text:span><text:span text:style-name="T4">. V najhoršom prípade vyčerpám všetky kombinácie, ktorých počet je vždy vynásobenie počtu všetkých potencionálne sponzorovaných zvierat každého sponzora. </text:span><text:span text:style-name="T9">Časová zložitosť algoritmu bude v tomto prípade</text:span><text:span text:style-name="T4"> </text:span><text:span text:style-name="T4"><draw:frame draw:style-name="fr1" draw:name="Object6" text:anchor-type="as-char" svg:y="-0.152in" svg:width="1.152in" svg:height="0.2126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. </text:span><text:span text:style-name="T5">Počas každ</text:span><text:span text:style-name="T7">ej</text:span><text:span text:style-name="T5"> </text:span><text:span text:style-name="T7">iterácie</text:span><text:span text:style-name="T5"> nájdem z poľa indexov </text:span><text:span text:style-name="T6">posledný </text:span><text:span text:style-name="T5">index </text:span><text:span text:style-name="T6">(</text:span><text:span text:style-name="T5">najviac </text:span><text:span text:style-name="T10">s</text:span><text:span text:style-name="T5">prava</text:span><text:span text:style-name="T6">)</text:span><text:span text:style-name="T5">, ktorý sa dá zväčšiť, zväčším ho </text:span><text:span text:style-name="T11">a všetky index</text:span><text:span text:style-name="T26">y</text:span><text:span text:style-name="T11"> v poli sprava zmením na nulu, aby žiadne kombinácie </text:span><text:span text:style-name="T18">neboli preskočené</text:span><text:span text:style-name="T11">. </text:span><text:span text:style-name="T23">V prvom kroku</text:span><text:span text:style-name="T11"> index sponzora, ktorý môže sponzorovať viac zvierat ako je jeho momentálny index, </text:span><text:span text:style-name="T13">v poli indexov je vždy </text:span><text:span text:style-name="T27">iný</text:span><text:span text:style-name="T13">, ale po všetkých kombináciách </text:span><text:span text:style-name="T25">jeho časová zložitosť </text:span><text:span text:style-name="T26">je </text:span><text:span text:style-name="T13"><text:s/></text:span><text:span text:style-name="T13"><draw:frame draw:style-name="fr1" draw:name="Object7" text:anchor-type="as-char" svg:y="-0.152in" svg:width="3.7134in" svg:height="0.2126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29">. </text:span><text:span text:style-name="T34">Pri vynulovan</text:span><text:span text:style-name="T21">í <text:s/>indexov na pravo </text:span><text:span text:style-name="T23">od</text:span></text:p>
      <text:p text:style-name="P11"><text:span text:style-name="T23"><text:s/>aktuálneho</text:span><text:span text:style-name="T13"> </text:span><text:span text:style-name="T27">indexu </text:span><text:span text:style-name="T21">je časová zložitosť </text:span></text:p>
      <text:p text:style-name="P15"><text:span text:style-name="T21"><draw:frame draw:style-name="fr1" draw:name="Object8" text:anchor-type="as-char" svg:y="-0.152in" svg:width="6.7201in" svg:height="0.2126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<text:s/>, ich súčet </text:span><text:span text:style-name="T23">bude</text:span><text:span text:style-name="T37">m</text:span><text:span text:style-name="T23"> </text:span><text:span text:style-name="T25">označovať písmenom</text:span><text:span text:style-name="T34"> </text:span><text:span text:style-name="T34"><draw:frame draw:style-name="fr1" draw:name="Object9" text:anchor-type="as-char" svg:y="-0.1484in" svg:width="0.1535in" svg:height="0.1839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.</text:span><text:span text:style-name="T23"> </text:span><text:span text:style-name="T24">Z</text:span><text:span text:style-name="T23">atiaľ</text:span><text:span text:style-name="T13"> </text:span><text:span text:style-name="T24">je </text:span><text:span text:style-name="T13">zložitosť </text:span><text:span text:style-name="T24">algoritmu </text:span><text:span text:style-name="T13"><draw:frame draw:style-name="fr1" draw:name="Object10" text:anchor-type="as-char" svg:y="-0.152in" svg:width="1.5646in" svg:height="0.2126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13">. Pri každej kombinácii sa zároveň odstránia sponzori , ktorý majú zviera, ktoré už má sponzora. To sa vždy udeje </text:span><text:span text:style-name="T18">so zložitosťou</text:span><text:span text:style-name="T13"> </text:span><text:span text:style-name="T13"><draw:frame draw:style-name="fr1" draw:name="Object16" text:anchor-type="as-char" svg:y="-0.152in" svg:width="0.4272in" svg:height="0.1992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. </text:span><text:span text:style-name="T14">Tiež vždy, keď sa v momentálnej kombinácii podarilo nájsť sponzora viac zvieratám ako v najlepšej doteraz, skopírujem momentálne pole do poľa s najlepšou kombináciou. Tento krok však nie je závisl</text:span><text:span text:style-name="T26">ý </text:span><text:span text:style-name="T14">od počtu kombinácií, ale len od počtu sponzorov, respektíve zvierat. To znamená, že vždy sa môže </text:span><text:span text:style-name="T12">v</text:span><text:span text:style-name="T14">ykonať maximálne n-krát a jeho</text:span><text:span text:style-name="T22"> </text:span><text:span text:style-name="T14">vykonanie má zložitosť </text:span><text:span text:style-name="T14"><draw:frame draw:style-name="fr1" draw:name="Object11" text:anchor-type="as-char" svg:y="-0.152in" svg:width="0.4272in" svg:height="0.1992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. Čiže </text:span><text:span text:style-name="T12">celková zložitosť kroku je</text:span><text:span text:style-name="T14"> </text:span><text:span text:style-name="T14"><draw:frame draw:style-name="fr1" draw:name="Object12" text:anchor-type="as-char" svg:y="-0.172in" svg:width="0.478in" svg:height="0.2193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4">. </text:span><text:span text:style-name="T12">S týmito informáciami môžeme povedať, že časová zložitosť tohto algoritmu je </text:span><text:span text:style-name="T12"><draw:frame draw:style-name="fr1" draw:name="Object15" text:anchor-type="as-char" svg:y="-0.172in" svg:width="2.0126in" svg:height="0.2327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.</text:span></text:p>
      <text:p text:style-name="P7"/>
      <text:p text:style-name="P8"><text:span text:style-name="T12">A</text:span><text:span text:style-name="T3">lgoritmus na abecedné zoradenie sponzoravaných zvierat</text:span></text:p>
      <text:p text:style-name="P10"><text:span text:style-name="T3"><text:tab/>Na zorad</text:span><text:span text:style-name="T20">e</text:span><text:span text:style-name="T3">nie používam </text:span><text:span text:style-name="T20">algoritmus </text:span><text:span text:style-name="T3">„</text:span>Merge Sort<text:span text:style-name="T3">“, </text:span>ktor<text:span text:style-name="T3">ý najprv rekurzívne rozdelí pole na najmenšie časti a následne spája dve časti, tak aby výsledná časť bola zoradená </text:span><text:span text:style-name="T20">vzostupne</text:span><text:span text:style-name="T15">. Porovnávanie názvov prebieha porovnávaním písmen obidvoch slov od začiatku slova, </text:span><text:span text:style-name="T20">pokiaľ</text:span><text:span text:style-name="T15"> sa </text:span><text:span text:style-name="T20">aktuálne</text:span><text:span text:style-name="T15"> písmeno </text:span><text:span text:style-name="T20">prvého </text:span><text:span text:style-name="T15">slova nelíši </text:span><text:span text:style-name="T16">od </text:span><text:span text:style-name="T20">aktuálneho</text:span><text:span text:style-name="T19"> písmena </text:span><text:span text:style-name="T16">druhého </text:span><text:span text:style-name="T19">slova</text:span><text:span text:style-name="T15">.</text:span></text:p>
      <text:p text:style-name="P5"/>
      <text:p text:style-name="P3">Asymptomická zložitosť algoritmu</text:p>
      <text:p text:style-name="P3"><draw:frame draw:style-name="fr1" draw:name="Object2" text:anchor-type="as-char" svg:y="-0.1484in" svg:width="1.4173in" svg:height="0.1882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draw:frame draw:style-name="fr1" draw:name="Object5" text:anchor-type="as-char" svg:y="-0.1484in" svg:width="2.4799in" svg:height="0.17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14"><text:span text:style-name="T17"><text:tab/>Časová zložitosť Merge Sort-u je </text:span><text:span text:style-name="T17"><draw:frame draw:style-name="fr1" draw:name="Object1" text:anchor-type="as-char" svg:y="-0.152in" svg:width="1in" svg:height="0.1992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/>a v každom porovnaní slov </text:span><text:span text:style-name="T28">dojde v priemere v najhoršom <text:s/>prípade</text:span><text:span text:style-name="T17"> k </text:span><text:span text:style-name="T17"><draw:frame draw:style-name="fr1" draw:name="Object17" text:anchor-type="as-char" svg:y="-0.1484in" svg:width="0.1299in" svg:height="0.1839in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<text:s/>iteráciám a to v tom prípade, keď sú slová rovnaké </text:span><text:span text:style-name="T28">alebo sa líšia až posledným písmenom</text:span><text:span text:style-name="T17">. </text:span><text:span text:style-name="T35">Z t</text:span><text:span text:style-name="T36">o</text:span><text:span text:style-name="T35">ho</text:span><text:span text:style-name="T17"> vypl</text:span><text:span text:style-name="T26">ý</text:span><text:span text:style-name="T17">va, že celková časová zložitosť algoritmu je </text:span><text:span text:style-name="T32"><draw:frame draw:style-name="fr1" draw:name="Object18" text:anchor-type="as-char" svg:y="-0.152in" svg:width="1.1602in" svg:height="0.1992in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3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9:55:13.618000000</meta:creation-date>
    <dc:date>2021-10-29T19:56:36.269000000</dc:date>
    <meta:editing-duration>PT2H29M40S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17" meta:page-count="1" meta:paragraph-count="15" meta:word-count="415" meta:character-count="2778" meta:non-whitespace-character-count="236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n(log(n)) )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+</mo>
            <mi>s</mi>
            <mo stretchy="false">+</mo>
            <mrow>
              <mo fence="true" form="prefix" stretchy="false">(</mo>
              <mrow>
                <mrow>
                  <msub>
                    <mi>m</mi>
                    <mn>1</mn>
                  </msub>
                  <msub>
                    <mi>m</mi>
                    <mn>2</mn>
                  </msub>
                  <mo stretchy="false">…</mo>
                  <msub>
                    <mi>m</mi>
                    <mi>n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n+s+(m_{1}m_{2}dotslow m_{n})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
O(n^2) 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2</mn>
              </msup>
              <mo stretchy="false">+</mo>
              <mi>n</mi>
              <mo stretchy="false">+</mo>
              <mi>s</mi>
              <mo stretchy="false">+</mo>
              <mi>n</mi>
            </mrow>
            <mrow>
              <mo fence="true" form="prefix" stretchy="false">(</mo>
              <mrow>
                <mrow>
                  <mrow>
                    <msub>
                      <mi>m</mi>
                      <mn>1</mn>
                    </msub>
                    <mo stretchy="false">∗</mo>
                    <msub>
                      <mi>m</mi>
                      <mn>2</mn>
                    </msub>
                  </mrow>
                  <mo stretchy="false">…</mo>
                  <msub>
                    <mi>m</mi>
                    <mi>n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{n^2}+n+s+n(m_{1}*m_{2}dotslow m_{n}))</annotation>
  </semantics>
</math>
</file>

<file path=Object 1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l</mi>
              <mo stretchy="false">∗</mo>
              <mi>n</mi>
            </mrow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*n(log(n)) )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2/content.xml><?xml version="1.0" encoding="utf-8"?>
<math xmlns="http://www.w3.org/1998/Math/MathML" display="block">
  <semantics>
    <mrow>
      <mi>n</mi>
      <mo stretchy="false">=</mo>
      <mtext>počet sponzorov</mtext>
    </mrow>
    <annotation encoding="StarMath 5.0">n = "počet sponzorov"

</annotation>
  </semantics>
</math>
</file>

<file path=Object 3/content.xml><?xml version="1.0" encoding="utf-8"?>
<math xmlns="http://www.w3.org/1998/Math/MathML" display="block">
  <semantics>
    <mrow>
      <mrow>
        <msub>
          <mi>m</mi>
          <mi>i</mi>
        </msub>
        <mo stretchy="false">=</mo>
        <mtext>počet potencionálne smonzorovaných zvierat i-tým sponzorom</mtext>
      </mrow>
      <mrow>
        <mo fence="true" form="prefix" stretchy="false">(</mo>
        <mrow>
          <mrow>
            <mn>0</mn>
            <mo stretchy="false">≤</mo>
            <mi>i</mi>
            <mo stretchy="false">&lt;</mo>
            <mi>n</mi>
          </mrow>
        </mrow>
        <mo fence="true" form="postfix" stretchy="false">)</mo>
      </mrow>
    </mrow>
    <annotation encoding="StarMath 5.0">m_{i} = "počet potencionálne smonzorovaných zvierat i-tým sponzorom" (0 &lt;= i &lt; n)</annotation>
  </semantics>
</math>
</file>

<file path=Object 4/content.xml><?xml version="1.0" encoding="utf-8"?>
<math xmlns="http://www.w3.org/1998/Math/MathML" display="block">
  <semantics>
    <mrow>
      <mi>n</mi>
      <mo stretchy="false">=</mo>
      <mtext>počet sponzorov</mtext>
    </mrow>
    <annotation encoding="StarMath 5.0">n = "počet sponzorov"

</annotation>
  </semantics>
</math>
</file>

<file path=Object 5/content.xml><?xml version="1.0" encoding="utf-8"?>
<math xmlns="http://www.w3.org/1998/Math/MathML" display="block">
  <semantics>
    <mrow>
      <mi>l</mi>
      <mo stretchy="false">=</mo>
      <mtext>priemerný počet písmen zvieraťa</mtext>
    </mrow>
    <annotation encoding="StarMath 5.0">l = "priemerný počet písmen zvieraťa"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b>
                <mi>m</mi>
                <mn>1</mn>
              </msub>
              <mo stretchy="false">∗</mo>
              <msub>
                <mi>m</mi>
                <mn>2</mn>
              </msub>
            </mrow>
            <mo stretchy="false">…</mo>
            <msub>
              <mi>m</mi>
              <mi>n</mi>
            </msub>
          </mrow>
        </mrow>
        <mo fence="true" form="postfix" stretchy="false">)</mo>
      </mrow>
    </mrow>
    <annotation encoding="StarMath 5.0">O(m_{1}*m_{2}dotslow m_{n}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sub>
                        <mi>m</mi>
                        <mn>1</mn>
                      </msub>
                      <mo stretchy="false">∗</mo>
                      <msub>
                        <mi>m</mi>
                        <mn>2</mn>
                      </msub>
                    </mrow>
                    <mo stretchy="false">…</mo>
                    <msub>
                      <mi>m</mi>
                      <mi>n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sub>
                        <mi>m</mi>
                        <mn>2</mn>
                      </msub>
                      <mo stretchy="false">∗</mo>
                      <msub>
                        <mi>m</mi>
                        <mn>3</mn>
                      </msub>
                    </mrow>
                    <mo stretchy="false">…</mo>
                    <msub>
                      <mi>m</mi>
                      <mi>n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sub>
                        <mi>m</mi>
                        <mn>3</mn>
                      </msub>
                      <mo stretchy="false">∗</mo>
                      <msub>
                        <mi>m</mi>
                        <mn>4</mn>
                      </msub>
                    </mrow>
                    <mo stretchy="false">…</mo>
                    <msub>
                      <mi>m</mi>
                      <mi>n</mi>
                    </msub>
                  </mrow>
                </mrow>
                <mo fence="true" form="postfix" stretchy="false">)</mo>
              </mrow>
            </mrow>
            <mo stretchy="false">…</mo>
            <msub>
              <mi>m</mi>
              <mi>n</mi>
            </msub>
          </mrow>
        </mrow>
        <mo fence="true" form="postfix" stretchy="false">)</mo>
      </mrow>
    </mrow>
    <annotation encoding="StarMath 5.0">
O({{(m_{1}*m_{2} dotslow m_{n})+(m_{2}*m_{3} dotslow m_{n})+(m_{3}*m_{4} dotslow m_{n}) dotslow m_{n}}})</annotation>
  </semantics>
</math>
</file>

<file path=Object 8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n>1</mn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m</mi>
                              <mrow>
                                <mi>n</mi>
                                <mo stretchy="false">−</mo>
                                <mn>1</mn>
                              </mrow>
                            </msub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o stretchy="false">∗</mo>
                      <msub>
                        <mi>m</mi>
                        <mrow>
                          <mi>n</mi>
                          <mo stretchy="false">−</mo>
                          <mn>2</mn>
                        </mrow>
                      </msub>
                    </mrow>
                    <mn>...</mn>
                    <msub>
                      <mi>m</mi>
                      <mn>1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2</mn>
              <mrow>
                <mrow>
                  <mo fence="true" form="prefix" stretchy="false">(</mo>
                  <mrow>
                    <mrow>
                      <msub>
                        <mi>m</mi>
                        <mrow>
                          <mi>n</mi>
                          <mo stretchy="false">−</mo>
                          <mn>2</mn>
                        </mrow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  <mo stretchy="false">∗</mo>
                <msub>
                  <mi>m</mi>
                  <mrow>
                    <mi>n</mi>
                    <mo stretchy="false">−</mo>
                    <mn>3</mn>
                  </mrow>
                </msub>
              </mrow>
              <mn>...</mn>
              <msub>
                <mi>m</mi>
                <mn>1</mn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3</mn>
              <mrow>
                <mrow>
                  <mo fence="true" form="prefix" stretchy="false">(</mo>
                  <mrow>
                    <mrow>
                      <msub>
                        <mi>m</mi>
                        <mrow>
                          <mi>n</mi>
                          <mo stretchy="false">−</mo>
                          <mn>3</mn>
                        </mrow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  <mo stretchy="false">∗</mo>
                <msub>
                  <mi>m</mi>
                  <mrow>
                    <mi>n</mi>
                    <mo stretchy="false">−</mo>
                    <mn>4</mn>
                  </mrow>
                </msub>
              </mrow>
              <mn>...</mn>
              <msub>
                <mi>m</mi>
                <mn>1</mn>
              </msub>
            </mrow>
          </mrow>
          <mo fence="true" form="postfix" stretchy="false">)</mo>
        </mrow>
      </mrow>
      <mrow>
        <mn>...</mn>
        <mo stretchy="false">∗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sub>
                      <mi>m</mi>
                      <mn>1</mn>
                    </msub>
                    <mo stretchy="false">−</mo>
                    <mn>1</mn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
O(1((m_{n-1}-1)*m_{n-2}...m_{1}))*(2(m_{n-2}-1)*m_{n-3}...m_{1})*(3(m_{n-3}-1)*m_{n-4}...m_{1})...*((n-1)(m_{1}-1)) </annotation>
  </semantics>
</math>
</file>

<file path=Object 9/content.xml><?xml version="1.0" encoding="utf-8"?>
<math xmlns="http://www.w3.org/1998/Math/MathML" display="block">
  <semantics>
    <mi>s</mi>
    <annotation encoding="StarMath 5.0">
s</annotation>
  </semantics>
</math>
</file>